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time" office:time-value="PT02H04M00S">
            <text:p>02:04:00 AM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7T14:21:34</dc:date>
    <meta:generator>LibreOffice/3.5$Linux_X86_64 LibreOffice_project/350m1$Build-2</meta:generator>
    <meta:editing-duration>P2DT48M7S</meta:editing-duration>
    <meta:editing-cycles>105</meta:editing-cycles>
    <meta:document-statistic meta:table-count="1" meta:cell-count="1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